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x</text:p>
          </table:table-cell>
          <table:table-cell/>
          <table:table-cell>
            <draw:frame table:end-cell-address="'Feuille 1'.O18" table:end-x="40.31pt" table:end-y="10.49pt" draw:z-index="0" draw:name="Chart 1" draw:style-name="gr1" draw:text-style-name="P1" svg:width="449.97pt" svg:height="278.22pt" svg:x="11.25pt" svg:y="0pt">
              <draw:object draw:notify-on-update-of-ranges="'Feuille 1'.A2:'Feuille 1'.A10 'Feuille 1'.B1:'Feuille 1'.B1 'Feuille 1'.B2:'Feuille 1'.B10 'Feuille 1'.C1:'Feuille 1'.C1 'Feuille 1'.C2:'Feuille 1'.C10 'Feuille 1'.D1:'Feuille 1'.D1 'Feuille 1'.D2:'Feuille 1'.D10 'Feuille 1'.E1:'Feuille 1'.E1 'Feuille 1'.E2:'Feuille 1'.E10 'Feuille 1'.F1:'Feuille 1'.F1 'Feuille 1'.F2:'Feuille 1'.F10 'Feuille 1'.G1:'Feuille 1'.G1 'Feuille 1'.G2:'Feuille 1'.G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3">
            <text:p>laptop</text:p>
          </table:table-cell>
          <table:table-cell table:style-name="ce2" office:value-type="string" calcext:value-type="string">
            <text:p>classique</text:p>
          </table:table-cell>
          <table:table-cell table:style-name="ce3" office:value-type="percentage" office:value="-0.188" calcext:value-type="percentage">
            <text:p>-18.80%</text:p>
          </table:table-cell>
          <table:table-cell table:style-name="ce3" office:value-type="percentage" office:value="1.2805" calcext:value-type="percentage">
            <text:p>128.05%</text:p>
          </table:table-cell>
          <table:table-cell table:style-name="ce3" office:value-type="percentage" office:value="3.8583" calcext:value-type="percentage">
            <text:p>385.83%</text:p>
          </table:table-cell>
          <table:table-cell table:style-name="ce3" office:value-type="percentage" office:value="7.8717" calcext:value-type="percentage">
            <text:p>787.17%</text:p>
          </table:table-cell>
          <table:table-cell table:style-name="ce3" office:value-type="percentage" office:value="11.8294" calcext:value-type="percentage">
            <text:p>1182.94%</text:p>
          </table:table-cell>
          <table:table-cell table:style-name="ce4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J2]*[.$K$5]" office:value-type="float" office:value="1.3" calcext:value-type="float">
            <text:p>1.3</text:p>
          </table:table-cell>
          <table:table-cell table:style-name="ce2" table:formula="of:=[.K2]*[.$K$5]" office:value-type="float" office:value="1.69" calcext:value-type="float">
            <text:p>1.69</text:p>
          </table:table-cell>
          <table:table-cell table:style-name="ce2" table:formula="of:=[.L2]*[.$K$5]" office:value-type="float" office:value="2.197" calcext:value-type="float">
            <text:p>2.197</text:p>
          </table:table-cell>
          <table:table-cell table:style-name="ce2" table:formula="of:=[.M2]*[.$K$5]" office:value-type="float" office:value="2.8561" calcext:value-type="float">
            <text:p>2.8561</text:p>
          </table:table-cell>
          <table:table-cell table:number-columns-repeated="1010"/>
        </table:table-row>
        <table:table-row table:style-name="ro1">
          <table:covered-table-cell/>
          <table:table-cell table:style-name="ce2" office:value-type="string" calcext:value-type="string">
            <text:p>NT</text:p>
          </table:table-cell>
          <table:table-cell table:style-name="ce3" office:value-type="percentage" office:value="0.4603" calcext:value-type="percentage">
            <text:p>46.03%</text:p>
          </table:table-cell>
          <table:table-cell table:style-name="ce3" office:value-type="percentage" office:value="1.3931" calcext:value-type="percentage">
            <text:p>139.31%</text:p>
          </table:table-cell>
          <table:table-cell table:style-name="ce3" office:value-type="percentage" office:value="3.7362" calcext:value-type="percentage">
            <text:p>373.62%</text:p>
          </table:table-cell>
          <table:table-cell table:style-name="ce3" office:value-type="percentage" office:value="8.1266" calcext:value-type="percentage">
            <text:p>812.66%</text:p>
          </table:table-cell>
          <table:table-cell table:style-name="ce3" office:value-type="percentage" office:value="12.139" calcext:value-type="percentage">
            <text:p>1213.90%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YT</text:p>
          </table:table-cell>
          <table:table-cell table:style-name="ce3" office:value-type="percentage" office:value="0.1602" calcext:value-type="percentage">
            <text:p>16.02%</text:p>
          </table:table-cell>
          <table:table-cell table:style-name="ce3" office:value-type="percentage" office:value="1.1816" calcext:value-type="percentage">
            <text:p>118.16%</text:p>
          </table:table-cell>
          <table:table-cell table:style-name="ce3" office:value-type="percentage" office:value="4.176" calcext:value-type="percentage">
            <text:p>417.60%</text:p>
          </table:table-cell>
          <table:table-cell table:style-name="ce3" office:value-type="percentage" office:value="6.4347" calcext:value-type="percentage">
            <text:p>643.47%</text:p>
          </table:table-cell>
          <table:table-cell table:style-name="ce3" office:value-type="percentage" office:value="10.4234" calcext:value-type="percentage">
            <text:p>1042.34%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3">
            <text:p>pc perso</text:p>
          </table:table-cell>
          <table:table-cell table:style-name="ce2" office:value-type="string" calcext:value-type="string">
            <text:p>classique</text:p>
          </table:table-cell>
          <table:table-cell table:style-name="ce3" office:value-type="percentage" office:value="-0.5828" calcext:value-type="percentage">
            <text:p>-58.28%</text:p>
          </table:table-cell>
          <table:table-cell table:style-name="ce3" office:value-type="percentage" office:value="-0.1038" calcext:value-type="percentage">
            <text:p>-10.38%</text:p>
          </table:table-cell>
          <table:table-cell table:style-name="ce3" office:value-type="percentage" office:value="0.8917" calcext:value-type="percentage">
            <text:p>89.17%</text:p>
          </table:table-cell>
          <table:table-cell table:style-name="ce3" office:value-type="percentage" office:value="2.3988" calcext:value-type="percentage">
            <text:p>239.88%</text:p>
          </table:table-cell>
          <table:table-cell table:style-name="ce4" table:formula="of:=FORECAST([.N$2];[.C5:.F5];[.J$2:.M$2])" office:value-type="percentage" office:value="3.96330836162291" calcext:value-type="percentage">
            <text:p>396.33%</text:p>
          </table:table-cell>
          <table:table-cell/>
          <table:table-cell table:style-name="ce4"/>
          <table:table-cell/>
          <table:table-cell table:style-name="ce2" office:value-type="float" office:value="1.3" calcext:value-type="float">
            <text:p>1.3</text:p>
          </table:table-cell>
          <table:table-cell table:number-columns-repeated="1013"/>
        </table:table-row>
        <table:table-row table:style-name="ro1">
          <table:covered-table-cell/>
          <table:table-cell table:style-name="ce2" office:value-type="string" calcext:value-type="string">
            <text:p>NT</text:p>
          </table:table-cell>
          <table:table-cell table:style-name="ce3" office:value-type="percentage" office:value="-0.5207" calcext:value-type="percentage">
            <text:p>-52.07%</text:p>
          </table:table-cell>
          <table:table-cell table:style-name="ce3" office:value-type="percentage" office:value="-0.0804" calcext:value-type="percentage">
            <text:p>-8.04%</text:p>
          </table:table-cell>
          <table:table-cell table:style-name="ce3" office:value-type="percentage" office:value="0.7698" calcext:value-type="percentage">
            <text:p>76.98%</text:p>
          </table:table-cell>
          <table:table-cell table:style-name="ce3" office:value-type="percentage" office:value="2.1485" calcext:value-type="percentage">
            <text:p>214.85%</text:p>
          </table:table-cell>
          <table:table-cell table:style-name="ce4" table:formula="of:=FORECAST([.N$2];[.C6:.F6];[.J$2:.M$2])" office:value-type="percentage" office:value="3.53306841756709" calcext:value-type="percentage">
            <text:p>353.31%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covered-table-cell/>
          <table:table-cell table:style-name="ce2" office:value-type="string" calcext:value-type="string">
            <text:p>YTC</text:p>
          </table:table-cell>
          <table:table-cell table:style-name="ce3" office:value-type="percentage" office:value="-0.8745" calcext:value-type="percentage">
            <text:p>-87.45%</text:p>
          </table:table-cell>
          <table:table-cell table:style-name="ce3" office:value-type="percentage" office:value="-0.8677" calcext:value-type="percentage">
            <text:p>-86.77%</text:p>
          </table:table-cell>
          <table:table-cell table:style-name="ce3" office:value-type="percentage" office:value="-0.8205" calcext:value-type="percentage">
            <text:p>-82.05%</text:p>
          </table:table-cell>
          <table:table-cell table:style-name="ce3" office:value-type="percentage" office:value="-0.7426" calcext:value-type="percentage">
            <text:p>-74.26%</text:p>
          </table:table-cell>
          <table:table-cell table:style-name="ce4" table:formula="of:=FORECAST([.N$2];[.C7:.F7];[.J$2:.M$2])" office:value-type="percentage" office:value="-0.676627796242187" calcext:value-type="percentage">
            <text:p>-67.66%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3">
            <text:p>pc transmob</text:p>
          </table:table-cell>
          <table:table-cell table:style-name="ce2" office:value-type="string" calcext:value-type="string">
            <text:p>classique</text:p>
          </table:table-cell>
          <table:table-cell table:style-name="ce3" office:value-type="percentage" office:value="-0.617" calcext:value-type="percentage">
            <text:p>-61.70%</text:p>
          </table:table-cell>
          <table:table-cell table:style-name="ce3" office:value-type="percentage" office:value="-0.2794" calcext:value-type="percentage">
            <text:p>-27.94%</text:p>
          </table:table-cell>
          <table:table-cell table:style-name="ce3" office:value-type="percentage" office:value="0.4633" calcext:value-type="percentage">
            <text:p>46.33%</text:p>
          </table:table-cell>
          <table:table-cell table:style-name="ce3" office:value-type="percentage" office:value="1.5554" calcext:value-type="percentage">
            <text:p>155.54%</text:p>
          </table:table-cell>
          <table:table-cell table:style-name="ce4" table:formula="of:=FORECAST([.N$2];[.C8:.F8];[.J$2:.M$2])" office:value-type="percentage" office:value="2.69992958062881" calcext:value-type="percentage">
            <text:p>269.99%</text:p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NT</text:p>
          </table:table-cell>
          <table:table-cell table:style-name="ce3" office:value-type="percentage" office:value="-0.5543" calcext:value-type="percentage">
            <text:p>-55.43%</text:p>
          </table:table-cell>
          <table:table-cell table:style-name="ce3" office:value-type="percentage" office:value="-0.2162" calcext:value-type="percentage">
            <text:p>-21.62%</text:p>
          </table:table-cell>
          <table:table-cell table:style-name="ce3" office:value-type="percentage" office:value="0.602" calcext:value-type="percentage">
            <text:p>60.20%</text:p>
          </table:table-cell>
          <table:table-cell table:style-name="ce3" office:value-type="percentage" office:value="1.8739" calcext:value-type="percentage">
            <text:p>187.39%</text:p>
          </table:table-cell>
          <table:table-cell table:style-name="ce4" table:formula="of:=FORECAST([.N$2];[.C9:.F9];[.J$2:.M$2])" office:value-type="percentage" office:value="3.13441512526508" calcext:value-type="percentage">
            <text:p>313.44%</text:p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YTC</text:p>
          </table:table-cell>
          <table:table-cell table:style-name="ce3" office:value-type="percentage" office:value="-0.8934" calcext:value-type="percentage">
            <text:p>-89.34%</text:p>
          </table:table-cell>
          <table:table-cell table:style-name="ce3" office:value-type="percentage" office:value="-0.8837" calcext:value-type="percentage">
            <text:p>-88.37%</text:p>
          </table:table-cell>
          <table:table-cell table:style-name="ce3" office:value-type="percentage" office:value="-0.8407" calcext:value-type="percentage">
            <text:p>-84.07%</text:p>
          </table:table-cell>
          <table:table-cell table:style-name="ce3" office:value-type="percentage" office:value="-0.7745" calcext:value-type="percentage">
            <text:p>-77.45%</text:p>
          </table:table-cell>
          <table:table-cell table:style-name="ce4" table:formula="of:=FORECAST([.N$2];[.C10:.F10];[.J$2:.M$2])" office:value-type="percentage" office:value="-0.713628719811297" calcext:value-type="percentage">
            <text:p>-71.36%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ssique</text:p>
          </table:table-cell>
          <table:table-cell table:style-name="ce2" office:value-type="string" calcext:value-type="string">
            <text:p>4 c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3 c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T(C)</text:p>
          </table:table-cell>
          <table:table-cell table:style-name="ce2" office:value-type="string" calcext:value-type="string">
            <text:p>4 c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0 vidéos identique, 1min chacune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0 1 2 3 4" chart:style-name="ch1">
        <chart:legend chart:legend-position="end" svg:x="13.612cm" svg:y="3.364cm" style:legend-expansion="high" chart:style-name="ch2"/>
        <chart:plot-area chart:style-name="ch3" table:cell-range-address="'Feuille 1'.A1:'Feuille 1'.G10" chart:data-source-has-labels="both" svg:x="0.317cm" svg:y="0.196cm" svg:width="12.978cm" svg:height="9.424cm">
          <chartooo:coordinate-region svg:x="0.788cm" svg:y="0.395cm" svg:width="12.507cm" svg:height="9.026cm"/>
          <chart:axis chart:dimension="x" chart:name="primary-x" chart:style-name="ch4" chartooo:axis-type="text">
            <chart:categories table:cell-range-address="'Feuille 1'.A2:'Feuille 1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euille 1'.B2:'Feuille 1'.B10" chart:label-cell-address="'Feuille 1'.B1:'Feuille 1'.B1" chart:class="chart:bar">
            <chart:data-point chart:repeated="9"/>
          </chart:series>
          <chart:series chart:style-name="ch8" chart:values-cell-range-address="'Feuille 1'.C2:'Feuille 1'.C10" chart:label-cell-address="'Feuille 1'.C1:'Feuille 1'.C1" chart:class="chart:bar">
            <chart:data-point chart:repeated="9"/>
          </chart:series>
          <chart:series chart:style-name="ch9" chart:values-cell-range-address="'Feuille 1'.D2:'Feuille 1'.D10" chart:label-cell-address="'Feuille 1'.D1:'Feuille 1'.D1" chart:class="chart:bar">
            <chart:data-point chart:repeated="9"/>
          </chart:series>
          <chart:series chart:style-name="ch10" chart:values-cell-range-address="'Feuille 1'.E2:'Feuille 1'.E10" chart:label-cell-address="'Feuille 1'.E1:'Feuille 1'.E1" chart:class="chart:bar">
            <chart:data-point chart:repeated="9"/>
          </chart:series>
          <chart:series chart:style-name="ch11" chart:values-cell-range-address="'Feuille 1'.F2:'Feuille 1'.F10" chart:label-cell-address="'Feuille 1'.F1:'Feuille 1'.F1" chart:class="chart:bar">
            <chart:data-point chart:repeated="9"/>
          </chart:series>
          <chart:series chart:style-name="ch12" chart:values-cell-range-address="'Feuille 1'.G2:'Feuille 1'.G10" chart:label-cell-address="'Feuille 1'.G1:'Feuille 1'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Feuille 1'.B1:'Feuille 1'.B1</svg:desc>
                </draw:g>
              </table:table-cell>
              <table:table-cell office:value-type="string">
                <text:p>n</text:p>
                <draw:g>
                  <svg:desc>'Feuille 1'.C1:'Feuille 1'.C1</svg:desc>
                </draw:g>
              </table:table-cell>
              <table:table-cell office:value-type="string">
                <text:p>s</text:p>
                <draw:g>
                  <svg:desc>'Feuille 1'.D1:'Feuille 1'.D1</svg:desc>
                </draw:g>
              </table:table-cell>
              <table:table-cell office:value-type="string">
                <text:p>m</text:p>
                <draw:g>
                  <svg:desc>'Feuille 1'.E1:'Feuille 1'.E1</svg:desc>
                </draw:g>
              </table:table-cell>
              <table:table-cell office:value-type="string">
                <text:p>l</text:p>
                <draw:g>
                  <svg:desc>'Feuille 1'.F1:'Feuille 1'.F1</svg:desc>
                </draw:g>
              </table:table-cell>
              <table:table-cell office:value-type="string">
                <text:p>x</text:p>
                <draw:g>
                  <svg:desc>'Feuille 1'.G1:'Feuille 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ptop</text:p>
                <draw:g>
                  <svg:desc>'Feuille 1'.A2:'Feuille 1'.A10</svg:desc>
                </draw:g>
              </table:table-cell>
              <table:table-cell office:value-type="float" office:value="NaN">
                <text:p>NaN</text:p>
                <draw:g>
                  <svg:desc>'Feuille 1'.B2:'Feuille 1'.B10</svg:desc>
                </draw:g>
              </table:table-cell>
              <table:table-cell office:value-type="float" office:value="-0.188">
                <text:p>-0.188</text:p>
                <draw:g>
                  <svg:desc>'Feuille 1'.C2:'Feuille 1'.C10</svg:desc>
                </draw:g>
              </table:table-cell>
              <table:table-cell office:value-type="float" office:value="1.2805">
                <text:p>1.2805</text:p>
                <draw:g>
                  <svg:desc>'Feuille 1'.D2:'Feuille 1'.D10</svg:desc>
                </draw:g>
              </table:table-cell>
              <table:table-cell office:value-type="float" office:value="3.8583">
                <text:p>3.8583</text:p>
                <draw:g>
                  <svg:desc>'Feuille 1'.E2:'Feuille 1'.E10</svg:desc>
                </draw:g>
              </table:table-cell>
              <table:table-cell office:value-type="float" office:value="7.8717">
                <text:p>7.8717</text:p>
                <draw:g>
                  <svg:desc>'Feuille 1'.F2:'Feuille 1'.F10</svg:desc>
                </draw:g>
              </table:table-cell>
              <table:table-cell office:value-type="float" office:value="11.8294">
                <text:p>11.8294</text:p>
                <draw:g>
                  <svg:desc>'Feuille 1'.G2:'Feuille 1'.G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4603">
                <text:p>0.4603</text:p>
              </table:table-cell>
              <table:table-cell office:value-type="float" office:value="1.3931">
                <text:p>1.3931</text:p>
              </table:table-cell>
              <table:table-cell office:value-type="float" office:value="3.7362">
                <text:p>3.7362</text:p>
              </table:table-cell>
              <table:table-cell office:value-type="float" office:value="8.1266">
                <text:p>8.1266</text:p>
              </table:table-cell>
              <table:table-cell office:value-type="float" office:value="12.139">
                <text:p>12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602">
                <text:p>0.1602</text:p>
              </table:table-cell>
              <table:table-cell office:value-type="float" office:value="1.1816">
                <text:p>1.1816</text:p>
              </table:table-cell>
              <table:table-cell office:value-type="float" office:value="4.176">
                <text:p>4.176</text:p>
              </table:table-cell>
              <table:table-cell office:value-type="float" office:value="6.4347">
                <text:p>6.4347</text:p>
              </table:table-cell>
              <table:table-cell office:value-type="float" office:value="10.4234">
                <text:p>10.4234</text:p>
              </table:table-cell>
            </table:table-row>
            <table:table-row>
              <table:table-cell office:value-type="string">
                <text:p>pc perso</text:p>
              </table:table-cell>
              <table:table-cell office:value-type="float" office:value="NaN">
                <text:p>NaN</text:p>
              </table:table-cell>
              <table:table-cell office:value-type="float" office:value="-0.5828">
                <text:p>-0.5828</text:p>
              </table:table-cell>
              <table:table-cell office:value-type="float" office:value="-0.1038">
                <text:p>-0.1038</text:p>
              </table:table-cell>
              <table:table-cell office:value-type="float" office:value="0.8917">
                <text:p>0.8917</text:p>
              </table:table-cell>
              <table:table-cell office:value-type="float" office:value="2.3988">
                <text:p>2.3988</text:p>
              </table:table-cell>
              <table:table-cell office:value-type="float" office:value="3.96330836162291">
                <text:p>3.96330836162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207">
                <text:p>-0.5207</text:p>
              </table:table-cell>
              <table:table-cell office:value-type="float" office:value="-0.0804">
                <text:p>-0.0804</text:p>
              </table:table-cell>
              <table:table-cell office:value-type="float" office:value="0.7698">
                <text:p>0.7698</text:p>
              </table:table-cell>
              <table:table-cell office:value-type="float" office:value="2.1485">
                <text:p>2.1485</text:p>
              </table:table-cell>
              <table:table-cell office:value-type="float" office:value="3.53306841756709">
                <text:p>3.53306841756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745">
                <text:p>-0.8745</text:p>
              </table:table-cell>
              <table:table-cell office:value-type="float" office:value="-0.8677">
                <text:p>-0.8677</text:p>
              </table:table-cell>
              <table:table-cell office:value-type="float" office:value="-0.8205">
                <text:p>-0.8205</text:p>
              </table:table-cell>
              <table:table-cell office:value-type="float" office:value="-0.7426">
                <text:p>-0.7426</text:p>
              </table:table-cell>
              <table:table-cell office:value-type="float" office:value="-0.676627796242187">
                <text:p>-0.676627796242187</text:p>
              </table:table-cell>
            </table:table-row>
            <table:table-row>
              <table:table-cell office:value-type="string">
                <text:p>pc transmob</text:p>
              </table:table-cell>
              <table:table-cell office:value-type="float" office:value="NaN">
                <text:p>NaN</text:p>
              </table:table-cell>
              <table:table-cell office:value-type="float" office:value="-0.617">
                <text:p>-0.617</text:p>
              </table:table-cell>
              <table:table-cell office:value-type="float" office:value="-0.2794">
                <text:p>-0.2794</text:p>
              </table:table-cell>
              <table:table-cell office:value-type="float" office:value="0.4633">
                <text:p>0.4633</text:p>
              </table:table-cell>
              <table:table-cell office:value-type="float" office:value="1.5554">
                <text:p>1.5554</text:p>
              </table:table-cell>
              <table:table-cell office:value-type="float" office:value="2.69992958062881">
                <text:p>2.69992958062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5543">
                <text:p>-0.5543</text:p>
              </table:table-cell>
              <table:table-cell office:value-type="float" office:value="-0.2162">
                <text:p>-0.2162</text:p>
              </table:table-cell>
              <table:table-cell office:value-type="float" office:value="0.602">
                <text:p>0.602</text:p>
              </table:table-cell>
              <table:table-cell office:value-type="float" office:value="1.8739">
                <text:p>1.8739</text:p>
              </table:table-cell>
              <table:table-cell office:value-type="float" office:value="3.13441512526508">
                <text:p>3.13441512526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-0.8934">
                <text:p>-0.8934</text:p>
              </table:table-cell>
              <table:table-cell office:value-type="float" office:value="-0.8837">
                <text:p>-0.8837</text:p>
              </table:table-cell>
              <table:table-cell office:value-type="float" office:value="-0.8407">
                <text:p>-0.8407</text:p>
              </table:table-cell>
              <table:table-cell office:value-type="float" office:value="-0.7745">
                <text:p>-0.7745</text:p>
              </table:table-cell>
              <table:table-cell office:value-type="float" office:value="-0.713628719811297">
                <text:p>-0.713628719811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